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2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ONDOR GONZALES JESUS VICENTE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377503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A MERCED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643176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ONDOR GONZALES JESUS VICENTE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377503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6 431 76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6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6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2/11/2021</text:p>
          </table:table-cell>
          <table:table-cell table:style-name="Tabla2.A3" office:value-type="string">
            <text:p text:style-name="P22">400674</text:p>
          </table:table-cell>
          <table:table-cell table:style-name="Tabla2.D3" office:value-type="string">
            <text:p text:style-name="P23">169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0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2T23:34:1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